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ea33" officeooo:paragraph-rsid="0004ea3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4ea33" officeooo:paragraph-rsid="0004ea3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4ea33" officeooo:paragraph-rsid="0004ea3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officeooo:rsid="0004ea33" officeooo:paragraph-rsid="0004ea33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rsid="0004ea33" officeooo:paragraph-rsid="0004ea33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4ea33" officeooo:paragraph-rsid="0004ea3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6dfba" officeooo:paragraph-rsid="0006dfba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06dfba" officeooo:paragraph-rsid="00079e3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6dfba" officeooo:paragraph-rsid="0006dfba" style:font-size-asian="12pt" style:font-weight-asian="bold" style:font-size-complex="12pt" style:font-weight-complex="bold"/>
    </style:style>
    <style:style style:name="T1" style:family="text">
      <style:text-properties fo:color="#080808" style:font-name="JetBrains Mono" fo:font-size="10pt" fo:font-style="normal" style:font-size-asian="10pt" style:font-style-asian="normal"/>
    </style:style>
    <style:style style:name="T2" style:family="text">
      <style:text-properties fo:color="#0033b3" style:font-name="JetBrains Mono" fo:font-size="10pt" fo:font-style="normal" style:font-size-asian="10pt" style:font-style-asian="normal"/>
    </style:style>
    <style:style style:name="T3" style:family="text">
      <style:text-properties fo:color="#174ad4" style:font-name="JetBrains Mono" fo:font-size="10pt" fo:font-style="normal" style:font-size-asian="10pt" style:font-style-asian="normal"/>
    </style:style>
    <style:style style:name="T4" style:family="text">
      <style:text-properties fo:color="#067d17" style:font-name="JetBrains Mono" fo:font-size="10pt" fo:font-style="normal" style:font-size-asian="10pt" style:font-style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tstartp</text:p>
      <text:p text:style-name="P3"/>
      <text:p text:style-name="P3"/>
      <text:p text:style-name="P2">Загрузите Bootstrap, чтобы получить скомпилированные CSS и JavaScript:</text:p>
      <text:p text:style-name="P2"><text:a xlink:type="simple" xlink:href="https://getbootstrap.com/docs/5.0/getting-started/download/" text:style-name="Internet_20_link" text:visited-style-name="Visited_20_Internet_20_Link">https://getbootstrap.com/docs/5.0/getting-started/download/</text:a></text:p>
      <text:p text:style-name="P2"/>
      <text:p text:style-name="P2">Распаковываем архив и помещаем каталог css и js в наш проект в папку static, в корен проекта.</text:p>
      <text:p text:style-name="P2"/>
      <text:p text:style-name="P2">После того, как папки с css-стилями и js-скриптами успешно помещены на сервер, остаётся только правильно прописать метатеги для подключения этих библиотек Bootstrap. В заголовках страниц в контейнере &lt;head&gt; нужно прописать следующие строки:</text:p>
      <text:p text:style-name="P2"/>
      <text:p text:style-name="P2">Для подключения css-стилей Bootstrap:</text:p>
      <text:p text:style-name="P2"><text:span text:style-name="T1">&lt;</text:span><text:span text:style-name="T2">link </text:span><text:span text:style-name="T3">rel</text:span><text:span text:style-name="T4">="stylesheet" </text:span><text:span text:style-name="T3">href</text:span><text:span text:style-name="T4">="{% static 'css/bootstrap.min.css' %}"</text:span><text:span text:style-name="T1">&gt;</text:span></text:p>
      <text:p text:style-name="P2"/>
      <text:p text:style-name="P2">Для подключения js-скриптов Bootstrap:</text:p>
      <text:p text:style-name="P2"><text:span text:style-name="T1">&lt;</text:span><text:span text:style-name="T2">script </text:span><text:span text:style-name="T3">src</text:span><text:span text:style-name="T4">="/static/js/bootstrap.js" </text:span><text:span text:style-name="T3">type</text:span><text:span text:style-name="T4">="text/javascript"</text:span><text:span text:style-name="T1">&gt;&lt;/</text:span><text:span text:style-name="T2">script</text:span><text:span text:style-name="T1">&gt;</text:span></text:p>
      <text:p text:style-name="P2"/>
      <text:p text:style-name="P2">Этого будет достаточно для того, чтобы библиотека Bootstrap начала работать на сайте.</text:p>
      <text:p text:style-name="P2"/>
      <text:p text:style-name="P2"/>
      <text:p text:style-name="P4">Где должны быть прописаны HTML мета-теги подключения библиотеки Bootstrap</text:p>
      <text:p text:style-name="P4">CSS Bootstrap нужно подключать так, чтобы:</text:p>
      <text:p text:style-name="P2"/>
      <text:p text:style-name="P2">CSS-стили Bootstrap переопределили возможные стили, которые могут присутствовать на сайте.</text:p>
      <text:p text:style-name="P5">это значит, что HTML мета-тег подключения библиотеки Bootstrap должен быть как можно ниже в контейнере &lt;head&gt; HTML-документа.</text:p>
      <text:p text:style-name="P2"/>
      <text:p text:style-name="P2">Собственные CSS-стили, которыми переопределяются CSS-свойства Bootstrap, должны срабатывать.</text:p>
      <text:p text:style-name="P5">это значит, что для того, чтобы была возможность переопределить CSS-свойства Bootstrap, стили шаблона (документа) должны находиться ниже HTML мета-тега подключения библиотеки Bootstrap.</text:p>
      <text:p text:style-name="P5"/>
      <text:p text:style-name="P2">Если простым языком, то HTML мета-тег подключения библиотеки Bootstrap должен быть предпоследним до закрывающего HTML-тега &lt;/head&gt;, а последним должен быть мета-тег подключения css-свойств, которые перепрописывают свойства Bootstrap.</text:p>
      <text:p text:style-name="P2"/>
      <text:p text:style-name="P2">JS-библиотеку Bootstrap разработчики рекомендуют помещать в самый конец HTML документа перед закрывающим тегом &lt;/body&gt;.</text:p>
      <text:p text:style-name="P2"/>
      <text:p text:style-name="P2"/>
      <text:p text:style-name="P9">Ссылки:</text:p>
      <text:list xml:id="list984236414" text:style-name="L2">
        <text:list-item>
          <text:p text:style-name="P8"><text:a xlink:type="simple" xlink:href="https://getbootstrap.com/docs/5.0/getting-started/introduction/" text:style-name="Internet_20_link" text:visited-style-name="Visited_20_Internet_20_Link">https://getbootstrap.com/docs/5.0/getting-started/introduction/</text:a></text:p>
        </text:list-item>
        <text:list-item>
          <text:p text:style-name="P8"><text:a xlink:type="simple" xlink:href="https://mb4.ru/frameworks/boostrap/1452-installation-bootstrap-to-site.html" text:style-name="Internet_20_link" text:visited-style-name="Visited_20_Internet_20_Link">https://mb4.ru/frameworks/boostrap/1452-installation-bootstrap-to-site.html</text:a>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0:48:53.178214572</meta:creation-date>
    <dc:date>2021-01-20T10:58:07.709043788</dc:date>
    <meta:editing-duration>PT8M55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206" meta:character-count="1877" meta:non-whitespace-character-count="1694"/>
  </office:meta>
</office:document-meta>
</file>